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row>
        <msup>
          <mi>y</mi>
          <mn>2</mn>
        </msup>
        <mo stretchy="false">≡</mo>
        <mi>q</mi>
      </mrow>
      <mi mathvariant="italic">mod</mi>
      <mi>p</mi>
    </mrow>
    <annotation encoding="StarMath 5.0">y^2 equiv q mod p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1T22:27:23.806693781</meta:creation-date>
    <dc:date>2024-11-21T22:37:05.830452568</dc:date>
    <meta:editing-duration>PT9M41S</meta:editing-duration>
    <meta:editing-cycles>2</meta:editing-cycles>
    <meta:generator>LibreOffice/7.3.7.2$Linux_X86_64 LibreOffice_project/30$Build-2</meta:generator>
  </office:meta>
</office:document-meta>
</file>